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3pt" fo:font-weight="normal" officeooo:rsid="001111d5" officeooo:paragraph-rsid="001111d5" style:font-size-asian="13pt" style:font-weight-asian="normal" style:font-size-complex="13pt" style:font-weight-complex="normal"/>
    </style:style>
    <style:style style:name="P2" style:family="paragraph" style:parent-style-name="Standard">
      <style:text-properties style:font-name="Calibri" fo:font-size="13pt" fo:font-weight="normal" officeooo:rsid="0013063b" officeooo:paragraph-rsid="0013063b" style:font-size-asian="13pt" style:font-weight-asian="normal" style:font-size-complex="13pt" style:font-weight-complex="normal"/>
    </style:style>
    <style:style style:name="P3" style:family="paragraph" style:parent-style-name="Standard" style:list-style-name="L1">
      <style:text-properties style:font-name="Calibri" fo:font-size="13pt" fo:font-weight="normal" officeooo:rsid="0013063b" officeooo:paragraph-rsid="0013063b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Calibri" fo:font-size="16pt" fo:font-weight="normal" officeooo:rsid="001111d5" officeooo:paragraph-rsid="001111d5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 charte graphique </text:p>
      <text:p text:style-name="P1">https://2caweb.com/conception-de-site-preparez-votre-charte-graphique/</text:p>
      <text:p text:style-name="P1"/>
      <text:p text:style-name="P1">Après la définition du site (objectif et cible) on passe au design.</text:p>
      <text:p text:style-name="P1">Il faut prévoir une charte graphique pour l’univers visuel du site.</text:p>
      <text:p text:style-name="P2">Ce document contient les règles des signes graphiques de l’identité graphique du client.</text:p>
      <text:p text:style-name="P1"/>
      <text:p text:style-name="P2">Les éléments de la charte graphique sont :</text:p>
      <text:list text:style-name="L1">
        <text:list-item>
          <text:p text:style-name="P3">le logo</text:p>
        </text:list-item>
        <text:list-item>
          <text:p text:style-name="P3">la police</text:p>
        </text:list-item>
        <text:list-item>
          <text:p text:style-name="P3">la baseline ou le slogan</text:p>
        </text:list-item>
        <text:list-item>
          <text:p text:style-name="P3">le nuancier</text:p>
        </text:list-item>
        <text:list-item>
          <text:p text:style-name="P3">les photographies</text:p>
        </text:list-item>
        <text:list-item>
          <text:p text:style-name="P3">les illustrations et les iconograph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11:42:08.090000000</meta:creation-date>
    <dc:date>2023-04-11T10:07:39.797000000</dc:date>
    <meta:editing-duration>PT16M41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2" meta:word-count="72" meta:character-count="466" meta:non-whitespace-character-count="411"/>
  </office:meta>
</office:document-meta>
</file>